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fo:break-before="auto" fo:break-after="auto"/>
    </style:style>
    <style:style style:name="P2" style:family="paragraph" style:parent-style-name="Standard" style:master-page-name="Standard">
      <style:paragraph-properties fo:text-align="center" style:justify-single-word="false" style:page-number="1" fo:break-before="auto" fo:break-aft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Northport Butcher Shoppe Mobile Farm Kill Truck</text:p>
      <text:p text:style-name="P1"/>
      <text:p text:style-name="Standard">These prices apply to customers within a 30 mile radius of our Northport Location.There will be an added cost for farms beyond that. These prices also include us hauling off hides, heads and guts. We will all need to work together to schedule as many kills as possible in one particular area. If we can return to our shop each day with a full truck, we can keep costs down for all of us. <text:s text:c="2"/></text:p>
      <text:p text:style-name="Standard"/>
      <text:p text:style-name="Standard">What we offer you…</text:p>
      <text:p text:style-name="Standard"/>
      <text:p text:style-name="Standard">We will arrive with everything needed to swiftly and responsibly dispatch your designated animal(s). We will eviscerate, haul off the head,hide and guts. We will provide a hanging weight before the carcass is tagged and loaded into our truck and brought back for custom cut and wrap.</text:p>
      <text:p text:style-name="Standard"/>
      <text:p text:style-name="Standard">What we cannot offer you at this time…</text:p>
      <text:p text:style-name="Standard"/>
      <text:p text:style-name="Standard">Catching or Detaining Animals</text:p>
      <text:p text:style-name="Standard">Scrape and Scald for hogs</text:p>
      <text:p text:style-name="Standard">Hide Tanning</text:p>
      <text:p text:style-name="Standard">Skull Boiling</text:p>
      <text:p text:style-name="Standard">Organ Harvesting (if you want them, bring a bucket to the kill and you can have them fresh)</text:p>
      <text:p text:style-name="Standard">Yield Analysis</text:p>
      <text:p text:style-name="Standard">Transport of the carcass to another shop</text:p>
      <text:p text:style-name="Standard">Kill and Leave</text:p>
      <text:p text:style-name="Standard"/>
      <text:p text:style-name="Standard"/>
      <text:p text:style-name="Standard">Possible price increase if…</text:p>
      <text:p text:style-name="Standard"/>
      <text:p text:style-name="Standard">Your animal was not properly contained and easy to access</text:p>
      <text:p text:style-name="Standard">Your animal has an extra full belly</text:p>
      <text:p text:style-name="Standard">You are late or unprepared for the truck</text:p>
      <text:p text:style-name="Standard"><text:soft-page-break/>Your animal has horns</text:p>
      <text:p text:style-name="Standard">Your farm is beyond our 30 mile radius</text:p>
      <text:p text:style-name="Standard"/>
      <text:p text:style-name="Standard">Possible decrease in prices if…</text:p>
      <text:p text:style-name="Standard"/>
      <text:p text:style-name="Standard">You haul the guts/head/hide</text:p>
      <text:p text:style-name="Standard">You participate in gathering a full load for the truck on your slaughter day</text:p>
      <text:p text:style-name="Standard"/>
      <text:p text:style-name="Standard"/>
      <text:p text:style-name="Standard"/>
      <text:p text:style-name="Standard"/>
      <text:p text:style-name="Standard"/>
      <text:p text:style-name="Standard">Beef: $160 </text:p>
      <text:p text:style-name="Standard"/>
      <text:p text:style-name="Standard">Hog: $120</text:p>
      <text:p text:style-name="Standard"/>
      <text:p text:style-name="Standard">Lamb and Goat: $75 </text:p>
      <text:p text:style-name="Standard"/>
      <text:p text:style-name="Standard">Bison: $200</text:p>
      <text:p text:style-name="Standard"/>
      <text:p text:style-name="Standard">Beef with hanging weight over 900 and hogs weighing over 350 will receive an additional char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7" meta:word-count="274" meta:character-count="1515" meta:non-whitespace-character-count="1263"/>
    <meta:generator>LibreOfficeDev/6.0.5.2$Linux_X86_64 LibreOffice_project/</meta:generator>
  </office:meta>
</office:document-meta>
</file>